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style:font-name="Arial" fo:font-size="12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#include&lt;stdio.h&gt;</text:p>
      <text:p text:style-name="P1">#include&lt;conio.h&gt;</text:p>
      <text:p text:style-name="P1">#define INFINITY 9999</text:p>
      <text:p text:style-name="P1">#define MAX 10</text:p>
      <text:p text:style-name="P2">                                                  </text:p>
      <text:p text:style-name="P1">void dijkstra(int G[MAX][MAX],int n,int startnode);</text:p>
      <text:p text:style-name="P2"> </text:p>
      <text:p text:style-name="P1">int main()</text:p>
      <text:p text:style-name="P1">{</text:p>
      <text:p text:style-name="P1">int G[MAX][MAX],i,j,n,u;</text:p>
      <text:p text:style-name="P1">printf("Enter no. of Hospitals Present in the area:");</text:p>
      <text:p text:style-name="P1">scanf("%d",&amp;n);</text:p>
      <text:p text:style-name="P1">printf("\nEnter the distance between Hospitals in km\n" );</text:p>
      <text:p text:style-name="P1">for(i=0;i&lt;n;i++)</text:p>
      <text:p text:style-name="P1">for(j=0;j&lt;n;j++)</text:p>
      <text:p text:style-name="P2">    <text:span text:style-name="T1">printf("\nEnter the distance between Hospital %d and Hospital %d:\n",i,j);</text:span></text:p>
      <text:p text:style-name="P2">    <text:span text:style-name="T1">for(i=0;i&lt;n;i++)</text:span></text:p>
      <text:p text:style-name="P1">for(j=0;j&lt;n;j++)</text:p>
      <text:p text:style-name="P2"> <text:span text:style-name="T1">scanf("%d",&amp;G[i][j]);</text:span></text:p>
      <text:p text:style-name="P1">printf("\nEnter Your Current Position (Hospital):");</text:p>
      <text:p text:style-name="P1">scanf("%d",&amp;u);</text:p>
      <text:p text:style-name="P1">dijkstra(G,n,u);</text:p>
      <text:p text:style-name="P1">return 0;</text:p>
      <text:p text:style-name="P1">}</text:p>
      <text:p text:style-name="P2"> </text:p>
      <text:p text:style-name="P1">void dijkstra(int G[MAX][MAX],int n,int startnode)</text:p>
      <text:p text:style-name="P1">{</text:p>
      <text:p text:style-name="P2"> </text:p>
      <text:p text:style-name="P1">int cost[MAX][MAX],distance[MAX],pred[MAX];</text:p>
      <text:p text:style-name="P1">int visited[MAX],count,mindistance,nextnode,i,j;</text:p>
      <text:p text:style-name="P1">//pred[] stores the predecessor of each node</text:p>
      <text:p text:style-name="P1">//count gives the number of nodes seen so far</text:p>
      <text:p text:style-name="P1">//create the cost matrix</text:p>
      <text:p text:style-name="P1">for(i=0;i&lt;n;i++)</text:p>
      <text:p text:style-name="P1">for(j=0;j&lt;n;j++)</text:p>
      <text:p text:style-name="P1">if(G[i][j]==0)</text:p>
      <text:p text:style-name="P1">cost[i][j]=INFINITY;</text:p>
      <text:p text:style-name="P1">else</text:p>
      <text:p text:style-name="P1">cost[i][j]=G[i][j];</text:p>
      <text:p text:style-name="P1">//initialize pred[],distance[] and visited[]</text:p>
      <text:p text:style-name="P1">for(i=0;i&lt;n;i++)</text:p>
      <text:p text:style-name="P1">{</text:p>
      <text:p text:style-name="P1">distance[i]=cost[startnode][i];</text:p>
      <text:p text:style-name="P1">pred[i]=startnode;</text:p>
      <text:p text:style-name="P1">visited[i]=0;</text:p>
      <text:p text:style-name="P1">}</text:p>
      <text:p text:style-name="P1">distance[startnode]=0;</text:p>
      <text:p text:style-name="P1">visited[startnode]=1;</text:p>
      <text:p text:style-name="P1">count=1;</text:p>
      <text:p text:style-name="P1">while(count&lt;n-1)</text:p>
      <text:p text:style-name="P1">{</text:p>
      <text:p text:style-name="P1"><text:soft-page-break/>mindistance=INFINITY;</text:p>
      <text:p text:style-name="P1">//nextnode gives the node at minimum distance</text:p>
      <text:p text:style-name="P1">for(i=0;i&lt;n;i++)</text:p>
      <text:p text:style-name="P1">if(distance[i]&lt;mindistance&amp;&amp;!visited[i])</text:p>
      <text:p text:style-name="P1">{</text:p>
      <text:p text:style-name="P1">mindistance=distance[i];</text:p>
      <text:p text:style-name="P1">nextnode=i;</text:p>
      <text:p text:style-name="P1">}</text:p>
      <text:p text:style-name="P1">//check if a better path exists through nextnode </text:p>
      <text:p text:style-name="P1">visited[nextnode]=1;</text:p>
      <text:p text:style-name="P1">for(i=0;i&lt;n;i++)</text:p>
      <text:p text:style-name="P1">if(!visited[i])</text:p>
      <text:p text:style-name="P1">if(mindistance+cost[nextnode][i]&lt;distance[i])</text:p>
      <text:p text:style-name="P1">{</text:p>
      <text:p text:style-name="P1">distance[i]=mindistance+cost[nextnode][i];</text:p>
      <text:p text:style-name="P1">pred[i]=nextnode;</text:p>
      <text:p text:style-name="P1">}</text:p>
      <text:p text:style-name="P1">count++;</text:p>
      <text:p text:style-name="P1">}</text:p>
      <text:p text:style-name="P2"> </text:p>
      <text:p text:style-name="P1">//print the path and distance of each node</text:p>
      <text:p text:style-name="P1">for(i=0;i&lt;n;i++)</text:p>
      <text:p text:style-name="P1">if(i!=startnode)</text:p>
      <text:p text:style-name="P1">{</text:p>
      <text:p text:style-name="P1">printf("\nDistance of Hospital %d = %dkm from your current position",i,distance[i]);</text:p>
      <text:p text:style-name="P1">printf("\nPath=%d",i);</text:p>
      <text:p text:style-name="P1">j=i;</text:p>
      <text:p text:style-name="P1">do</text:p>
      <text:p text:style-name="P1">{</text:p>
      <text:p text:style-name="P1">j=pred[j];</text:p>
      <text:p text:style-name="P1">printf("&lt;-%d",j);</text:p>
      <text:p text:style-name="P1">}while(j!=startnode);</text:p>
      <text:p text:style-name="P1"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7:07:42.605000000</meta:creation-date>
    <dc:date>2019-04-24T17:08:29.614000000</dc:date>
    <meta:editing-duration>PT47S</meta:editing-duration>
    <meta:editing-cycles>1</meta:editing-cycles>
    <meta:document-statistic meta:table-count="0" meta:image-count="0" meta:object-count="0" meta:page-count="2" meta:paragraph-count="85" meta:word-count="172" meta:character-count="1746" meta:non-whitespace-character-count="1589"/>
    <meta:generator>LibreOffice/6.0.6.2$Windows_X86_64 LibreOffice_project/0c292870b25a325b5ed35f6b45599d2ea4458e77</meta:generator>
  </office:meta>
</office:document-meta>
</file>